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f4680" officeooo:paragraph-rsid="000f4680"/>
    </style:style>
    <style:style style:name="P2" style:family="paragraph" style:parent-style-name="Standard">
      <style:text-properties style:font-name="Arial" officeooo:rsid="000f4680" officeooo:paragraph-rsid="000f4680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ias</text:p>
      <text:p text:style-name="P1">FEITOSA, Amélia; ASCOLI, Michele. <text:span text:style-name="T2">Desenvolvimento de um site para o curso de bacharelado em sistemas de informação</text:span>. <text:span text:style-name="T1">Acre, Brasil: Universidade Federal do Acre, 2019.</text:span></text:p>
      <text:p text:style-name="P2"/>
      <text:p text:style-name="P2">IBG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7:10:05.712000000</meta:creation-date>
    <meta:editing-duration>PT56M49S</meta:editing-duration>
    <meta:editing-cycles>2</meta:editing-cycles>
    <meta:generator>LibreOffice/6.2.2.2$Windows_X86_64 LibreOffice_project/2b840030fec2aae0fd2658d8d4f9548af4e3518d</meta:generator>
    <dc:date>2019-05-30T17:10:16.009000000</dc:date>
    <meta:document-statistic meta:table-count="0" meta:image-count="0" meta:object-count="0" meta:page-count="1" meta:paragraph-count="3" meta:word-count="26" meta:character-count="181" meta:non-whitespace-character-count="157"/>
  </office:meta>
</office:document-meta>
</file>